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17.59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17.59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.59cm" table:align="margins"/>
    </style:style>
    <style:style style:name="Tabela3.A" style:family="table-column">
      <style:table-column-properties style:column-width="17.59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7.59cm" table:align="margins"/>
    </style:style>
    <style:style style:name="Tabela4.A" style:family="table-column">
      <style:table-column-properties style:column-width="17.59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7.59cm" table:align="margins"/>
    </style:style>
    <style:style style:name="Tabela5.A" style:family="table-column">
      <style:table-column-properties style:column-width="17.59cm" style:rel-column-width="65535*"/>
    </style:style>
    <style:style style:name="Tabela5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fd42a" officeooo:paragraph-rsid="000a778b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c7555" officeooo:paragraph-rsid="001c7555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fd42a" officeooo:paragraph-rsid="000a778b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fd42a" officeooo:paragraph-rsid="000a778b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paragraph-rsid="000a85ce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paragraph-rsid="0015e22b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c3c35" officeooo:paragraph-rsid="000c3c35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c3c35" officeooo:paragraph-rsid="0010b5b1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c3c35" officeooo:paragraph-rsid="0015e22b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c3c35" officeooo:paragraph-rsid="001c7555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c3c35" officeooo:paragraph-rsid="000c3c35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fa0ef" officeooo:paragraph-rsid="000fa0ef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37c54" officeooo:paragraph-rsid="0015e22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37c54" officeooo:paragraph-rsid="001ccac9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883c1" officeooo:paragraph-rsid="001ccac9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883c1" officeooo:paragraph-rsid="001883c1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1c7555" officeooo:paragraph-rsid="001c7555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8pt" fo:font-weight="bold" officeooo:rsid="000fd42a" officeooo:paragraph-rsid="000a778b" style:font-size-asian="28pt" style:font-weight-asian="bold" style:font-size-complex="28pt" style:font-weight-complex="bold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  <style:text-properties officeooo:paragraph-rsid="000c3c35"/>
    </style:style>
    <style:style style:name="P22" style:family="paragraph" style:parent-style-name="Standard">
      <style:paragraph-properties fo:text-align="justify" style:justify-single-word="false"/>
      <style:text-properties officeooo:paragraph-rsid="000fa0ef"/>
    </style:style>
    <style:style style:name="P23" style:family="paragraph" style:parent-style-name="Standard">
      <style:paragraph-properties fo:text-align="justify" style:justify-single-word="false"/>
      <style:text-properties officeooo:paragraph-rsid="0015e22b"/>
    </style:style>
    <style:style style:name="P24" style:family="paragraph" style:parent-style-name="Standard">
      <style:paragraph-properties fo:text-align="justify" style:justify-single-word="false"/>
      <style:text-properties officeooo:rsid="000a778b" officeooo:paragraph-rsid="000a778b"/>
    </style:style>
    <style:style style:name="P25" style:family="paragraph" style:parent-style-name="Standard">
      <style:paragraph-properties fo:text-align="justify" style:justify-single-word="false"/>
      <style:text-properties officeooo:rsid="000c3c35" officeooo:paragraph-rsid="000c3c35"/>
    </style:style>
    <style:style style:name="P26" style:family="paragraph" style:parent-style-name="Standard">
      <style:paragraph-properties fo:text-align="justify" style:justify-single-word="false"/>
      <style:text-properties officeooo:rsid="000c6c83" officeooo:paragraph-rsid="000e3831"/>
    </style:style>
    <style:style style:name="P27" style:family="paragraph" style:parent-style-name="Standard">
      <style:paragraph-properties fo:text-align="justify" style:justify-single-word="false"/>
      <style:text-properties officeooo:rsid="000e3831" officeooo:paragraph-rsid="000e3831"/>
    </style:style>
    <style:style style:name="P28" style:family="paragraph" style:parent-style-name="Standard">
      <style:paragraph-properties fo:text-align="justify" style:justify-single-word="false"/>
      <style:text-properties officeooo:rsid="000fa0ef" officeooo:paragraph-rsid="000fa0ef"/>
    </style:style>
    <style:style style:name="P29" style:family="paragraph" style:parent-style-name="Standard">
      <style:paragraph-properties fo:text-align="center" style:justify-single-word="false"/>
      <style:text-properties fo:font-weight="normal" officeooo:rsid="000fd44b" officeooo:paragraph-rsid="000fd44b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weight="normal" officeooo:rsid="00137c54" officeooo:paragraph-rsid="00137c54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0c3c35" officeooo:paragraph-rsid="001c7555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officeooo:rsid="00137c54" officeooo:paragraph-rsid="0015e22b"/>
    </style:style>
    <style:style style:name="P33" style:family="paragraph" style:parent-style-name="Standard">
      <style:paragraph-properties fo:text-align="justify" style:justify-single-word="false"/>
      <style:text-properties officeooo:rsid="001883c1" officeooo:paragraph-rsid="001883c1"/>
    </style:style>
    <style:style style:name="P34" style:family="paragraph" style:parent-style-name="Standard">
      <style:paragraph-properties fo:text-align="justify" style:justify-single-word="false"/>
      <style:text-properties officeooo:rsid="0018970d" officeooo:paragraph-rsid="0018970d"/>
    </style:style>
    <style:style style:name="P35" style:family="paragraph" style:parent-style-name="Standard">
      <style:paragraph-properties fo:text-align="justify" style:justify-single-word="false"/>
      <style:text-properties officeooo:rsid="0018970d" officeooo:paragraph-rsid="001c7555"/>
    </style:style>
    <style:style style:name="P36" style:family="paragraph" style:parent-style-name="Standard">
      <style:paragraph-properties fo:text-align="justify" style:justify-single-word="false"/>
      <style:text-properties fo:color="#ed1c24" officeooo:paragraph-rsid="0015e22b"/>
    </style:style>
    <style:style style:name="P37" style:family="paragraph" style:parent-style-name="Standard">
      <style:paragraph-properties fo:text-align="justify" style:justify-single-word="false"/>
      <style:text-properties fo:color="#ed1c24" fo:font-weight="bold" officeooo:rsid="00137c54" officeooo:paragraph-rsid="0015e22b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fo:color="#ed1c24" fo:font-weight="bold" officeooo:rsid="001b56a2" officeooo:paragraph-rsid="001b56a2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officeooo:rsid="001ccac9" officeooo:paragraph-rsid="001ccac9"/>
    </style:style>
    <style:style style:name="P40" style:family="paragraph" style:parent-style-name="Table_20_Contents">
      <style:paragraph-properties fo:text-align="justify" style:justify-single-word="false"/>
    </style:style>
    <style:style style:name="P41" style:family="paragraph" style:parent-style-name="Table_20_Contents">
      <style:paragraph-properties fo:text-align="justify" style:justify-single-word="false"/>
      <style:text-properties officeooo:rsid="000c3c35" officeooo:paragraph-rsid="000c3c35"/>
    </style:style>
    <style:style style:name="P42" style:family="paragraph" style:parent-style-name="Table_20_Contents">
      <style:paragraph-properties fo:text-align="justify" style:justify-single-word="false"/>
      <style:text-properties officeooo:rsid="000e3831" officeooo:paragraph-rsid="000e3831"/>
    </style:style>
    <style:style style:name="P43" style:family="paragraph" style:parent-style-name="Standard" style:list-style-name="L1">
      <style:paragraph-properties fo:text-align="justify" style:justify-single-word="false"/>
      <style:text-properties officeooo:paragraph-rsid="000a778b"/>
    </style:style>
    <style:style style:name="P44" style:family="paragraph" style:parent-style-name="Standard" style:list-style-name="L2">
      <style:paragraph-properties fo:text-align="justify" style:justify-single-word="false"/>
      <style:text-properties officeooo:paragraph-rsid="000c3c35"/>
    </style:style>
    <style:style style:name="P45" style:family="paragraph" style:parent-style-name="Standard" style:list-style-name="L3">
      <style:paragraph-properties fo:text-align="justify" style:justify-single-word="false"/>
      <style:text-properties officeooo:paragraph-rsid="000e3831"/>
    </style:style>
    <style:style style:name="P46" style:family="paragraph" style:parent-style-name="Standard" style:list-style-name="L6">
      <style:paragraph-properties fo:text-align="justify" style:justify-single-word="false"/>
      <style:text-properties officeooo:paragraph-rsid="000fa0ef"/>
    </style:style>
    <style:style style:name="P47" style:family="paragraph" style:parent-style-name="Standard" style:list-style-name="L10">
      <style:paragraph-properties fo:text-align="justify" style:justify-single-word="false"/>
      <style:text-properties officeooo:paragraph-rsid="0018970d"/>
    </style:style>
    <style:style style:name="P48" style:family="paragraph" style:parent-style-name="Standard" style:list-style-name="L11">
      <style:paragraph-properties fo:text-align="justify" style:justify-single-word="false"/>
      <style:text-properties officeooo:paragraph-rsid="0015e22b"/>
    </style:style>
    <style:style style:name="P49" style:family="paragraph" style:parent-style-name="Standard">
      <style:paragraph-properties fo:text-align="center" style:justify-single-word="false"/>
      <style:text-properties fo:font-weight="bold" officeooo:rsid="000a85ce" officeooo:paragraph-rsid="000a85ce" style:font-weight-asian="bold" style:font-weight-complex="bold"/>
    </style:style>
    <style:style style:name="P50" style:family="paragraph" style:parent-style-name="Standard" style:list-style-name="L10">
      <style:paragraph-properties fo:text-align="justify" style:justify-single-word="false"/>
      <style:text-properties fo:font-weight="bold" officeooo:paragraph-rsid="0018970d" style:font-weight-asian="bold" style:font-weight-complex="bold"/>
    </style:style>
    <style:style style:name="P51" style:family="paragraph" style:parent-style-name="Standard" style:list-style-name="L6">
      <style:paragraph-properties fo:text-align="justify" style:justify-single-word="false"/>
      <style:text-properties fo:font-weight="bold" officeooo:rsid="000fa0ef" officeooo:paragraph-rsid="000fa0ef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weight="bold" officeooo:rsid="001c7555" officeooo:paragraph-rsid="001c7555" style:font-weight-asian="bold" style:font-weight-complex="bold"/>
    </style:style>
    <style:style style:name="P53" style:family="paragraph" style:parent-style-name="Standard" style:list-style-name="L10">
      <style:paragraph-properties fo:text-align="justify" style:justify-single-word="false"/>
      <style:text-properties fo:font-weight="bold" officeooo:rsid="0018970d" officeooo:paragraph-rsid="001df015" style:font-weight-asian="bold" style:font-weight-complex="bold"/>
    </style:style>
    <style:style style:name="P54" style:family="paragraph" style:parent-style-name="Standard" style:list-style-name="L10">
      <style:paragraph-properties fo:text-align="justify" style:justify-single-word="false"/>
      <style:text-properties fo:font-weight="bold" officeooo:rsid="0018970d" officeooo:paragraph-rsid="001c7555" style:font-weight-asian="bold" style:font-weight-complex="bold"/>
    </style:style>
    <style:style style:name="P55" style:family="paragraph" style:parent-style-name="Standard" style:list-style-name="L3">
      <style:paragraph-properties fo:text-align="justify" style:justify-single-word="false"/>
      <style:text-properties officeooo:rsid="000c6c83" officeooo:paragraph-rsid="000e3831"/>
    </style:style>
    <style:style style:name="P56" style:family="paragraph" style:parent-style-name="Standard" style:list-style-name="L3">
      <style:paragraph-properties fo:text-align="justify" style:justify-single-word="false"/>
      <style:text-properties fo:font-style="normal" officeooo:rsid="000c6c83" officeooo:paragraph-rsid="000e3831" style:font-style-asian="normal" style:font-style-complex="normal"/>
    </style:style>
    <style:style style:name="P57" style:family="paragraph" style:parent-style-name="Standard" style:list-style-name="L5">
      <style:paragraph-properties fo:text-align="justify" style:justify-single-word="false"/>
      <style:text-properties officeooo:rsid="000e3831" officeooo:paragraph-rsid="000e3831"/>
    </style:style>
    <style:style style:name="P58" style:family="paragraph" style:parent-style-name="Standard" style:list-style-name="L7">
      <style:paragraph-properties fo:text-align="justify" style:justify-single-word="false"/>
      <style:text-properties style:text-underline-style="none" officeooo:rsid="000fa0ef" officeooo:paragraph-rsid="000fa0ef"/>
    </style:style>
    <style:style style:name="P59" style:family="paragraph" style:parent-style-name="Standard" style:list-style-name="L8">
      <style:paragraph-properties fo:text-align="justify" style:justify-single-word="false"/>
      <style:text-properties officeooo:rsid="00137c54" officeooo:paragraph-rsid="001883c1"/>
    </style:style>
    <style:style style:name="P60" style:family="paragraph" style:parent-style-name="Standard" style:list-style-name="L9">
      <style:paragraph-properties fo:text-align="justify" style:justify-single-word="false"/>
      <style:text-properties officeooo:rsid="001883c1" officeooo:paragraph-rsid="001883c1"/>
    </style:style>
    <style:style style:name="P61" style:family="paragraph" style:parent-style-name="Standard" style:list-style-name="L9">
      <style:paragraph-properties fo:text-align="justify" style:justify-single-word="false"/>
      <style:text-properties officeooo:rsid="0018970d" officeooo:paragraph-rsid="0018970d"/>
    </style:style>
    <style:style style:name="P62" style:family="paragraph" style:parent-style-name="Standard" style:list-style-name="L10">
      <style:paragraph-properties fo:text-align="justify" style:justify-single-word="false"/>
      <style:text-properties officeooo:rsid="0018970d" officeooo:paragraph-rsid="001c7555"/>
    </style:style>
    <style:style style:name="P63" style:family="paragraph" style:parent-style-name="Standard" style:list-style-name="L10">
      <style:paragraph-properties fo:text-align="justify" style:justify-single-word="false"/>
      <style:text-properties officeooo:rsid="0018970d" officeooo:paragraph-rsid="001df015"/>
    </style:style>
    <style:style style:name="P64" style:family="paragraph" style:parent-style-name="Standard" style:list-style-name="L12">
      <style:paragraph-properties fo:text-align="justify" style:justify-single-word="false"/>
      <style:text-properties fo:font-weight="normal" officeooo:rsid="000c3c35" officeooo:paragraph-rsid="001ccac9" style:font-weight-asian="normal" style:font-weight-complex="normal"/>
    </style:style>
    <style:style style:name="P65" style:family="paragraph" style:parent-style-name="Standard" style:list-style-name="L13">
      <style:paragraph-properties fo:text-align="justify" style:justify-single-word="false"/>
      <style:text-properties fo:color="#ed1c24" officeooo:paragraph-rsid="0015e22b"/>
    </style:style>
    <style:style style:name="P66" style:family="paragraph" style:parent-style-name="Standard" style:list-style-name="L14">
      <style:paragraph-properties fo:text-align="justify" style:justify-single-word="false"/>
      <style:text-properties fo:color="#ed1c24" officeooo:paragraph-rsid="0015e22b"/>
    </style:style>
    <style:style style:name="P67" style:family="paragraph" style:parent-style-name="Table_20_Contents" style:list-style-name="L4">
      <style:paragraph-properties fo:text-align="justify" style:justify-single-word="false"/>
      <style:text-properties officeooo:rsid="000e3831" officeooo:paragraph-rsid="000e3831"/>
    </style:style>
    <style:style style:name="T1" style:family="text">
      <style:text-properties officeooo:rsid="000a778b"/>
    </style:style>
    <style:style style:name="T2" style:family="text">
      <style:text-properties officeooo:rsid="000a85c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c3c3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c3c35" style:font-weight-asian="bold" style:font-weight-complex="bold"/>
    </style:style>
    <style:style style:name="T7" style:family="text">
      <style:text-properties fo:font-weight="bold" officeooo:rsid="000fa0ef" style:font-weight-asian="bold" style:font-weight-complex="bold"/>
    </style:style>
    <style:style style:name="T8" style:family="text">
      <style:text-properties fo:font-weight="bold" officeooo:rsid="001742b4" style:font-weight-asian="bold" style:font-weight-complex="bold"/>
    </style:style>
    <style:style style:name="T9" style:family="text">
      <style:text-properties officeooo:rsid="000c6c83"/>
    </style:style>
    <style:style style:name="T10" style:family="text">
      <style:text-properties fo:font-style="italic" officeooo:rsid="000c6c83" style:font-style-asian="italic" style:font-style-complex="italic"/>
    </style:style>
    <style:style style:name="T11" style:family="text">
      <style:text-properties fo:font-style="italic" officeooo:rsid="000fa0ef" style:font-style-asian="italic" style:font-style-complex="italic"/>
    </style:style>
    <style:style style:name="T12" style:family="text">
      <style:text-properties fo:font-style="italic" fo:font-weight="bold" officeooo:rsid="000fa0ef" style:font-style-asian="italic" style:font-weight-asian="bold" style:font-style-complex="italic" style:font-weight-complex="bold"/>
    </style:style>
    <style:style style:name="T13" style:family="text">
      <style:text-properties fo:font-style="normal" officeooo:rsid="000c6c83" style:font-style-asian="normal" style:font-style-complex="normal"/>
    </style:style>
    <style:style style:name="T14" style:family="text">
      <style:text-properties fo:font-style="normal" officeooo:rsid="000fa0ef" style:font-style-asian="normal" style:font-style-complex="normal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style:text-underline-style="none"/>
    </style:style>
    <style:style style:name="T17" style:family="text">
      <style:text-properties style:use-window-font-color="true" officeooo:rsid="000c6c83"/>
    </style:style>
    <style:style style:name="T18" style:family="text">
      <style:text-properties officeooo:rsid="000fa0ef"/>
    </style:style>
    <style:style style:name="T19" style:family="text">
      <style:text-properties officeooo:rsid="0015e22b"/>
    </style:style>
    <style:style style:name="T20" style:family="text">
      <style:text-properties officeooo:rsid="001742b4"/>
    </style:style>
    <style:style style:name="T21" style:family="text">
      <style:text-properties officeooo:rsid="0018970d"/>
    </style:style>
    <style:style style:name="T22" style:family="text">
      <style:text-properties officeooo:rsid="00192489"/>
    </style:style>
    <style:style style:name="T23" style:family="text">
      <style:text-properties officeooo:rsid="001c7555"/>
    </style:style>
    <style:style style:name="T24" style:family="text">
      <style:text-properties officeooo:rsid="001ccac9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rancisco das Chagas Torres dos Santos</text:p>
      <text:p text:style-name="P4">Setembro de 2022</text:p>
      <text:p text:style-name="P4"/>
      <text:p text:style-name="P29">Neste material, meu objetivo é ir além do gabarito da questões. Nos comentários, eu aprofundo mais no assunto, sem me distanciar do que a questão está pedindo. Isso me dá mais conhecimento sobre o assunto e me faz ver a questão abordada por diferentes ângulos. </text:p>
      <text:p text:style-name="P29"/>
      <text:p text:style-name="P30">Quando há bastantes questões sobre o assunto, opto pro questões de provas do ano corrente <text:span text:style-name="T19">e das bancas CESPE, FCC e FGV</text:span>. No entanto, em alguns caso, é necessário pegar provas de anos anteriores <text:span text:style-name="T19">e de outras bancas</text:span>.</text:p>
      <text:p text:style-name="P30"/>
      <text:p text:style-name="P30">Devemos esquecer questões muito antigas, pois TI atualiza a todo instante e as bancas também podem mudar a pegada, a forma de cobrar o conteúdo.</text:p>
      <text:p text:style-name="P4"/>
      <text:p text:style-name="P19">Noções de arquitetura de sistemas</text:p>
      <text:p text:style-name="P4"/>
      <text:p text:style-name="P1">Swagger - <text:span text:style-name="T1">Questões</text:span></text:p>
      <text:p text:style-name="P20"/>
      <text:p text:style-name="P9">___________________________________________________________________________________</text:p>
      <text:p text:style-name="P9"/>
      <text:p text:style-name="P5"><text:span text:style-name="T20">1. </text:span>Ano: 2022 Banca: FCC Órgão: TRT - 4ª REGIÃO (RS) Prova: FCC - 2022 - TRT - 4ª REGIÃO (RS) - Analista Judiciário - Especialidade: Tecnologia da Informação</text:p>
      <text:p text:style-name="P20"/>
      <text:p text:style-name="P20">Para documentar uma API acessível externamente a partir de um cenário de microsserviços, um Analista utilizou a especificação Swagger. Para cada operação RESTful na API, ele adicionou uma anotação A, juntamente com anotações B no método Java correspondente, para <text:span text:style-name="T3">descrever a operação</text:span> e suas <text:span text:style-name="T3">respostas de erro esperadas</text:span>. As anotações A e B são, respectivamente, </text:p>
      <text:p text:style-name="P20"/>
      <text:list xml:id="list2381686919" text:style-name="L1">
        <text:list-item>
          <text:p text:style-name="P43">@describeOperation e @errorResponse.</text:p>
        </text:list-item>
        <text:list-item>
          <text:p text:style-name="P43">@restOperation e @restResponse. </text:p>
        </text:list-item>
        <text:list-item>
          <text:p text:style-name="P43">@getInfoOperation e @getErrorResponse.</text:p>
        </text:list-item>
        <text:list-item>
          <text:p text:style-name="P43">@ApiOperation e @ApiResponse. </text:p>
        </text:list-item>
        <text:list-item>
          <text:p text:style-name="P43">@swaggerOperation e @swaggerResponse.</text:p>
        </text:list-item>
      </text:list>
      <text:p text:style-name="P20"/>
      <text:p text:style-name="P6"><text:span text:style-name="T2">Resposta: </text:span>Letra D</text:p>
      <text:p text:style-name="P49">Comentários</text:p>
      <text:p text:style-name="P20"/>
      <text:p text:style-name="P24">Com @ApiResponse e @ApiResponses é posśivel especificar os códigos e as mensagens de retorno diretamente no controller. Estas configurações serão válidas para os endpoints onde estiverem definidos. Onde não estiver, será utilizado o padrão.</text:p>
      <text:p text:style-name="P24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0">@ApiResponses(value = {</text:p>
            <text:p text:style-name="P40"><text:s text:c="4"/>@ApiResponse(code = 200, message = "Retorna a lista de pessoa"),</text:p>
            <text:p text:style-name="P40"><text:s text:c="4"/>@ApiResponse(code = 403, message = "Você não tem permissão para acessar este recurso"),</text:p>
            <text:p text:style-name="P40"><text:s text:c="4"/>@ApiResponse(code = 500, message = "Foi gerada uma exceção"),</text:p>
            <text:p text:style-name="P40"><text:soft-page-break/>})</text:p>
            <text:p text:style-name="P40">@RequestMapping(value = "/pessoa", method = RequestMethod.GET, produces="application/json")</text:p>
            <text:p text:style-name="P40">public List&lt;Pessoa&gt; Get() {</text:p>
            <text:p text:style-name="P40"><text:s text:c="4"/>return _pessoaRepository.findAll();</text:p>
            <text:p text:style-name="P40">}</text:p>
          </table:table-cell>
        </table:table-row>
      </table:table>
      <text:p text:style-name="P24"/>
      <text:p text:style-name="P24">O @ApiOperation descreve o endpoint.</text:p>
      <text:p text:style-name="P24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40">@ApiOperation(value = "Retorna uma lista de pessoas")</text:p>
            <text:p text:style-name="P40">@ApiResponses(value = {</text:p>
            <text:p text:style-name="P40"><text:s text:c="4"/>@ApiResponse(code = 200, message = "Retorna a lista de pessoa"),</text:p>
            <text:p text:style-name="P40"><text:s text:c="4"/>@ApiResponse(code = 403, message = "Você não tem permissão para acessar este recurso"),</text:p>
            <text:p text:style-name="P40"><text:s text:c="4"/>@ApiResponse(code = 500, message = "Foi gerada uma exceção"),</text:p>
            <text:p text:style-name="P40">})</text:p>
            <text:p text:style-name="P40">@RequestMapping(value = "/pessoa", method = RequestMethod.GET, produces="application/json")</text:p>
            <text:p text:style-name="P40">public List&lt;Pessoa&gt; Get() {</text:p>
            <text:p text:style-name="P40"><text:s text:c="4"/>return _pessoaRepository.findAll();</text:p>
            <text:p text:style-name="P40">}</text:p>
          </table:table-cell>
        </table:table-row>
      </table:table>
      <text:p text:style-name="P20"/>
      <text:p text:style-name="P21"><text:span text:style-name="T6">Fonte: </text:span><text:span text:style-name="T4">https://www.treinaweb.com.br/blog/documentando-uma-api-spring-boot-com-o-swagger</text:span></text:p>
      <text:p text:style-name="P25"/>
      <text:p text:style-name="P8">___________________________________________________________________________________</text:p>
      <text:p text:style-name="P25"/>
      <text:p text:style-name="P5"><text:span text:style-name="T20">2. </text:span>Ano: 2022 Banca: FCC Órgão: TRT - 4ª REGIÃO (RS) Prova: FCC - 2022 - TRT - 4ª REGIÃO (RS) - Técnico Judiciário - Área Apoio Especializado - Especialidade: Tecnologia da Informação</text:p>
      <text:p text:style-name="P20"/>
      <text:p text:style-name="P20">Em um código Swagger escrito em JSON, a URL Base é formada por</text:p>
      <text:p text:style-name="P20"/>
      <text:list xml:id="list785187677" text:style-name="L2">
        <text:list-item>
          <text:p text:style-name="P44">host, baseForms e schemes. <text:s/></text:p>
        </text:list-item>
        <text:list-item>
          <text:p text:style-name="P44">consumes, host e produces.</text:p>
        </text:list-item>
        <text:list-item>
          <text:p text:style-name="P44">host, basePath e schemes. </text:p>
        </text:list-item>
        <text:list-item>
          <text:p text:style-name="P44">produces, schemes e baseForms.</text:p>
        </text:list-item>
        <text:list-item>
          <text:p text:style-name="P44">application, get e basePath. <text:s/></text:p>
        </text:list-item>
      </text:list>
      <text:p text:style-name="P20"/>
      <text:p text:style-name="P5"><text:span text:style-name="T4">Resposta: </text:span>Letra C</text:p>
      <text:p text:style-name="P12">Comentários</text:p>
      <text:p text:style-name="P25"/>
      <text:p text:style-name="P25">As APIs REST têm uma URL base a qual os caminhos do endpoint são anexados. Ela é definida por schemes, host e basePath.</text:p>
      <text:p text:style-name="P25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41">host: petstore.swagger.io</text:p>
            <text:p text:style-name="P41">basePath: /v2</text:p>
            <text:p text:style-name="P41">schemes:</text:p>
            <text:p text:style-name="P41"><text:s text:c="3"/>- <text:s/>https</text:p>
          </table:table-cell>
        </table:table-row>
      </table:table>
      <text:p text:style-name="P25"/>
      <text:p text:style-name="P25">Todos os endpoints/caminhos da API são relativos a URL base.</text:p>
      <text:p text:style-name="P25"><text:soft-page-break/></text:p>
      <text:p text:style-name="P25">GET <text:a xlink:type="simple" xlink:href="https://petstore.swagger.io/v2/pets/findByStatus?status=available" text:style-name="Internet_20_link" text:visited-style-name="Visited_20_Internet_20_Link"><text:span text:style-name="T15">https://petstore.swagger.io/v2/pets/findByStatus?status</text:span></text:a><text:a xlink:type="simple" xlink:href="https://petstore.swagger.io/v2/pets/findByStatus?status=available" text:style-name="Internet_20_link" text:visited-style-name="Visited_20_Internet_20_Link"><text:span text:style-name="T17">=</text:span></text:a><text:a xlink:type="simple" xlink:href="https://petstore.swagger.io/v2/pets/findByStatus?status=available" text:style-name="Internet_20_link" text:visited-style-name="Visited_20_Internet_20_Link"><text:span text:style-name="T15">available</text:span></text:a></text:p>
      <text:p text:style-name="P25"/>
      <text:p text:style-name="P26"><text:span text:style-name="T5">Temos</text:span>: </text:p>
      <text:p text:style-name="P26"/>
      <text:list xml:id="list699660703" text:style-name="L3">
        <text:list-item>
          <text:p text:style-name="P55">operation: GET</text:p>
        </text:list-item>
        <text:list-item>
          <text:p text:style-name="P55">scheme: https</text:p>
        </text:list-item>
        <text:list-item>
          <text:p text:style-name="P55">host; petstore.swagger.io</text:p>
        </text:list-item>
        <text:list-item>
          <text:p text:style-name="P55">basePath: /v2</text:p>
        </text:list-item>
        <text:list-item>
          <text:p text:style-name="P45"><text:span text:style-name="T9">path: </text:span><text:span text:style-name="T10">pets</text:span><text:span text:style-name="T13">findByStatus</text:span></text:p>
        </text:list-item>
        <text:list-item>
          <text:p text:style-name="P56">query parameter: status=available</text:p>
        </text:list-item>
      </text:list>
      <text:p text:style-name="P20"/>
      <text:p text:style-name="P27">Os <text:span text:style-name="T5">schemes</text:span> são protocolos de transferências usados pela API. O Swagger suporta os schemes http, https e WebSocket -ws e wss. Os schemes podem ser especificados em uma lista YAML conforme abaixo:</text:p>
      <text:p text:style-name="P27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42">schemes:</text:p>
            <text:p text:style-name="P42"><text:s text:c="3"/>- http</text:p>
            <text:p text:style-name="P42"><text:s text:c="3"/>- https</text:p>
          </table:table-cell>
        </table:table-row>
      </table:table>
      <text:p text:style-name="P27"/>
      <text:p text:style-name="P27">Ou através da sintaxe literal de matriz</text:p>
      <text:p text:style-name="P27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42">schemes: [htt, https]</text:p>
          </table:table-cell>
        </table:table-row>
      </table:table>
      <text:p text:style-name="P27"/>
      <text:p text:style-name="P27">O nome do domínio ou endereço IP (IPv4) é o <text:span text:style-name="T5">host</text:span>. As portas padrões dos schemas são 80 para HTTP e 443 para HTTPS. Se a porta for diferente da padrão, incluir no host. Em host vai ter apenas o host, sem http(s):// ou subcaminhos. Exemplos:</text:p>
      <text:p text:style-name="P42"/>
      <text:list xml:id="list561410837" text:style-name="L4">
        <text:list-item>
          <text:p text:style-name="P67">api.exaample.com</text:p>
        </text:list-item>
        <text:list-item>
          <text:p text:style-name="P67">example.com:8089</text:p>
        </text:list-item>
        <text:list-item>
          <text:p text:style-name="P67">93.184.216.34</text:p>
        </text:list-item>
        <text:list-item>
          <text:p text:style-name="P67">93.184.216.34:8089</text:p>
        </text:list-item>
      </text:list>
      <text:p text:style-name="P27"/>
      <text:p text:style-name="P27">Incorreto:</text:p>
      <text:p text:style-name="P27"/>
      <text:list xml:id="list354403481" text:style-name="L5">
        <text:list-item>
          <text:p text:style-name="P57"><text:a xlink:type="simple" xlink:href="http://api.example.com/" text:style-name="Internet_20_link" text:visited-style-name="Visited_20_Internet_20_Link"><text:span text:style-name="T16">http://api.example.com</text:span></text:a></text:p>
        </text:list-item>
        <text:list-item>
          <text:p text:style-name="P57">example.com/api/v1</text:p>
        </text:list-item>
      </text:list>
      <text:p text:style-name="P27"/>
      <text:p text:style-name="P28">Se o host não for especificado, supõe-se que seja o mesmo em que a documentação da API está sendo veiculada.</text:p>
      <text:p text:style-name="P28"/>
      <text:p text:style-name="P28">O <text:span text:style-name="T5">basePath</text:span> começa com /. Exemplos válidos:</text:p>
      <text:p text:style-name="P28"/>
      <text:list xml:id="list3779027357" text:style-name="L6">
        <text:list-item>
          <text:p text:style-name="P51">/</text:p>
        </text:list-item>
        <text:list-item>
          <text:p text:style-name="P46"><text:span text:style-name="T7">/</text:span><text:span text:style-name="T18">v2</text:span></text:p>
        </text:list-item>
        <text:list-item>
          <text:p text:style-name="P46"><text:span text:style-name="T12">/</text:span><text:span text:style-name="T11">api</text:span><text:span text:style-name="T12">/</text:span><text:span text:style-name="T14">v2</text:span></text:p>
        </text:list-item>
      </text:list>
      <text:p text:style-name="P20"/>
      <text:p text:style-name="P28"><text:soft-page-break/>Vários hosts são suportados no OpenAPI 3.0, o OpenAPI 2.0 suporta apenas um host por especificação de API ou dois se você considerar HTTP e HTTPS como hosts diferentes.</text:p>
      <text:p text:style-name="P20"/>
      <text:p text:style-name="P13">Para mais, consulte: </text:p>
      <text:p text:style-name="P13"/>
      <text:list xml:id="list2067571063" text:style-name="L7">
        <text:list-item>
          <text:p text:style-name="P58">https://swagger.io/docs/specification/2-0/api-host-and-base-path/</text:p>
        </text:list-item>
        <text:list-item>
          <text:p text:style-name="P58">https://swagger.io/docs/specification/api-host-and-base-path/</text:p>
        </text:list-item>
      </text:list>
      <text:p text:style-name="P22"/>
      <text:p text:style-name="P10">___________________________________________________________________________________</text:p>
      <text:p text:style-name="P23"/>
      <text:p text:style-name="P14"><text:span text:style-name="T20">3. </text:span>Ano: 2022 Banca: FCC Órgão: TRT-23 MT Prova: Analista Judiciário Área Apoio Especializado Especialidade Tecnologia da Informação</text:p>
      <text:p text:style-name="P32"/>
      <text:p text:style-name="P32">No componente controller de uma aplicação criada com recursos Spring Boot foram incluídas as anotações abaixo a um método</text:p>
      <text:p text:style-name="P32">REST.</text:p>
      <text:p text:style-name="P32">@ApiOperation(value = "Obter a lista de processos no sistema", response = Iterable.class, tags</text:p>
      <text:p text:style-name="P32">= "getProcessos")</text:p>
      <text:p text:style-name="P32"/>
      <text:p text:style-name="P32">@ApiResponses(value = {</text:p>
      <text:p text:style-name="P32"><text:tab/>@ApiResponse(code = 200, message = "Successo|OK"),</text:p>
      <text:p text:style-name="P32"><text:tab/>@ApiResponse(code = 401, message = "Não autorizado"),</text:p>
      <text:p text:style-name="P32"><text:tab/>@ApiResponse(code = 403, message = "Proibido"),</text:p>
      <text:p text:style-name="P32"><text:tab/>@ApiResponse(code = 404, message = "Não encontrado") })</text:p>
      <text:p text:style-name="P32"/>
      <text:p text:style-name="P32">@RequestMapping(value = "/getProcessos")</text:p>
      <text:p text:style-name="P32">public List&lt;Processos&gt; getProcessos() {</text:p>
      <text:p text:style-name="P32"><text:tab/>return processos;</text:p>
      <text:p text:style-name="P32">}</text:p>
      <text:p text:style-name="P32"/>
      <text:p text:style-name="P32">@ApiOperation e @ApiResponses são anotações</text:p>
      <text:p text:style-name="P32"/>
      <text:list xml:id="list2110905673" text:style-name="L8">
        <text:list-item>
          <text:p text:style-name="P59">MapStruct.</text:p>
        </text:list-item>
        <text:list-item>
          <text:p text:style-name="P59">Hibernate.</text:p>
        </text:list-item>
        <text:list-item>
          <text:p text:style-name="P59">Spring Eureka.</text:p>
        </text:list-item>
        <text:list-item>
          <text:p text:style-name="P59">Spring Zuul.</text:p>
        </text:list-item>
        <text:list-item>
          <text:p text:style-name="P59">Swagger</text:p>
        </text:list-item>
      </text:list>
      <text:p text:style-name="P20"/>
      <text:p text:style-name="P16"><text:span text:style-name="T4">Resposta: </text:span>Letra E</text:p>
      <text:p text:style-name="P17">Comentários</text:p>
      <text:p text:style-name="P33"/>
      <text:p text:style-name="P33">A resposta <text:span text:style-name="T22">desta questão </text:span>é Swagger <text:span text:style-name="T22">e para </text:span>entender as anotaç<text:span text:style-name="T22">õ</text:span>es, veja o comentário da questão 1. <text:span text:style-name="T22">Aqui vamos, comentar brevemente as demais alternativas.</text:span></text:p>
      <text:p text:style-name="P33"/>
      <text:list xml:id="list1761055534" text:style-name="L9">
        <text:list-item>
          <text:p text:style-name="P60">MapStrut é um mapeador Java Bean com anotações: @Mapper e @Mapping.</text:p>
        </text:list-item>
        <text:list-item>
          <text:p text:style-name="P60">Hibernate é um ORM, ou seja, framework para persistência de dados. É a implementação do JPA. Algumas anotações: <text:span text:style-name="T21">@Entity, @Id, @IdClass, @EmbeddeId, @Transient e outras.</text:span></text:p>
        </text:list-item>
        <text:list-item>
          <text:p text:style-name="P61">Spring Eureka é para registrar e descobrir serviços (serviço de discovery) de arquitetura de Microservices, há o Eureka Client e Eureka Server. Anotação @EnableEurekaServe <text:span text:style-name="T22">para tornar </text:span><text:soft-page-break/><text:span text:style-name="T22">a aplicação um Eureka Server. @EnableDiscoveryClient para fazer o registro da aplicação no Eureka.</text:span></text:p>
        </text:list-item>
        <text:list-item>
          <text:p text:style-name="P61">Spring Zuul é uma solução de roteamento dinâmico que possibilita resiliência e segurança para as aplicações. <text:span text:style-name="T22">Anotações @EnableZuulProxy</text:span></text:p>
        </text:list-item>
      </text:list>
      <text:p text:style-name="P34"/>
      <text:p text:style-name="P18">Para mais, consulte:</text:p>
      <text:p text:style-name="P35"/>
      <text:list xml:id="list3892840915" text:style-name="L10">
        <text:list-item>
          <text:p text:style-name="P53">MapStruts</text:p>
          <text:list>
            <text:list-item>
              <text:p text:style-name="P63">https://stackabuse.com/guide-to-mapstruct-in-java-advanced-mapping-library/</text:p>
            </text:list-item>
          </text:list>
        </text:list-item>
        <text:list-item>
          <text:p text:style-name="P54">Hibernate</text:p>
          <text:list>
            <text:list-item>
              <text:p text:style-name="P62">https://www.devmedia.com.br/guia/hibernate/38312</text:p>
            </text:list-item>
            <text:list-item>
              <text:p text:style-name="P62">https://www.devmedia.com.br/mapeamento-no-hibernate-com-anotacoes/29472</text:p>
            </text:list-item>
          </text:list>
        </text:list-item>
        <text:list-item>
          <text:p text:style-name="P54">Spring Eureka</text:p>
          <text:list>
            <text:list-item>
              <text:p text:style-name="P47"><text:span text:style-name="T21">https://cursos.alura.com.br/forum/topico-eureka-service-discovery-124159</text:span></text:p>
            </text:list-item>
            <text:list-item>
              <text:p text:style-name="P47"><text:span text:style-name="T21">Michelli Brito - https://www.youtube.com/watch?v=rNudgleZhks</text:span></text:p>
            </text:list-item>
            <text:list-item>
              <text:p text:style-name="P47"><text:span text:style-name="T21">https://www.linkedin.com/pulse/spring-cloud-netflix-eureka-anderson-marques/</text:span></text:p>
            </text:list-item>
          </text:list>
        </text:list-item>
        <text:list-item>
          <text:p text:style-name="P50"><text:span text:style-name="T21">Spring Zuul</text:span></text:p>
          <text:list>
            <text:list-item>
              <text:p text:style-name="P47"><text:span text:style-name="T21">https://emmanuelneri.com.br/2018/05/02/criando-proxy-de-apis-com-spring-cloud-zuul-e-eureka/</text:span></text:p>
            </text:list-item>
          </text:list>
        </text:list-item>
      </text:list>
      <text:p text:style-name="P9">___________________________________________________________________________________</text:p>
      <text:p text:style-name="P20"/>
      <text:p text:style-name="P7"><text:span text:style-name="T20">4. </text:span>Ano: 2022 Banca: IESES Órgão: CREA-SC Prova: IESES - 2022 - CREA-SC - Analista de Sistemas</text:p>
      <text:p text:style-name="P7"/>
      <text:p text:style-name="P23">Com relação ao Swagger, é correto afirmar, EXCETO: </text:p>
      <text:p text:style-name="P23"/>
      <text:list xml:id="list742744077" text:style-name="L11">
        <text:list-item>
          <text:p text:style-name="P48">É uma aplicação que auxilia os desenvolvedores a definir, criar, documentar e consumir APIs REST.</text:p>
        </text:list-item>
        <text:list-item>
          <text:p text:style-name="P48">Fornece ferramentas para auxiliar na definição do arquivo de configuração e interagir com API através das definições do arquivo de configuração.</text:p>
        </text:list-item>
        <text:list-item>
          <text:p text:style-name="P48">É composto de um arquivo de configuração, que pode ser definido em YAML ou JSON. </text:p>
        </text:list-item>
        <text:list-item>
          <text:p text:style-name="P48">É uma aplicação desenvolvida pela Microsoft que auxilia os desenvolvedores a definir, criar, documentar e consumir APIs REST. </text:p>
        </text:list-item>
      </text:list>
      <text:p text:style-name="P23"/>
      <text:p text:style-name="P14">Letra <text:span text:style-name="T23">D</text:span></text:p>
      <text:p text:style-name="P20"/>
      <text:p text:style-name="P11">___________________________________________________________________________________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<text:soft-page-break/>Mensageria e Webhooks - <text:span text:style-name="T24">Questões</text:span></text:p>
      <text:p text:style-name="P18"/>
      <text:p text:style-name="P15"><text:span text:style-name="T24">1. </text:span>Ano: 2022 Banca: FCC Órgão: TRT-2<text:span text:style-name="T24">2 PI</text:span> Prova: Analista Judiciário Área Apoio Especializado Especialidade Tecnologia da Informação</text:p>
      <text:p text:style-name="P11"/>
      <text:p text:style-name="P31">Uma aplicação envia ao advogado uma notificação avisando que houve uma atualização em um processo, mesmo sem o advogado abrir o aplicativo para procurar a informação. Para que a informação chegue até o sistema do aplicativo do Tribunal em tempo</text:p>
      <text:p text:style-name="P31">real e até o advogado, da forma relatada, sem a necessidade de ação externa, pode ser utilizado um recurso conhecido como</text:p>
      <text:p text:style-name="P31"/>
      <text:list xml:id="list3332116225" text:style-name="L12">
        <text:list-item>
          <text:p text:style-name="P64">Eureka Messages.</text:p>
        </text:list-item>
        <text:list-item>
          <text:p text:style-name="P64">Elastic Messages.</text:p>
        </text:list-item>
        <text:list-item>
          <text:p text:style-name="P64">Swagger.</text:p>
        </text:list-item>
        <text:list-item>
          <text:p text:style-name="P64">Webhook.</text:p>
        </text:list-item>
        <text:list-item>
          <text:p text:style-name="P64">Mockito Pulling.</text:p>
        </text:list-item>
      </text:list>
      <text:p text:style-name="P20"/>
      <text:p text:style-name="P39">Resposta: Letra D.</text:p>
      <text:p text:style-name="P39"/>
      <text:p text:style-name="P39"/>
      <text:p text:style-name="P9">___________________________________________________________________________________</text:p>
      <text:p text:style-name="P20"/>
      <text:p text:style-name="P36"><text:span text:style-name="T8">5. </text:span><text:span text:style-name="T5">Ano: 2022 Banca: FCC Órgão: TRT - 4ª REGIÃO (RS) Prova: FCC - 2022 - TRT - 4ª REGIÃO (RS) - Técnico Judiciário - Área Apoio Especializado - Especialidade: Tecnologia da Informação</text:span></text:p>
      <text:p text:style-name="P36"/>
      <text:p text:style-name="P36">Para utilizar mecanismos de busca e análise de dados, um Técnico necessitou responder as seguintes questões:</text:p>
      <text:p text:style-name="P36"/>
      <text:list xml:id="list1253956947" text:style-name="L13">
        <text:list-item>
          <text:p text:style-name="P65">Como é chamado o processo pelo qual os dados brutos são analisados, normalizados e enriquecidos antes de serem indexados no Elasticsearch?</text:p>
        </text:list-item>
        <text:list-item>
          <text:p text:style-name="P65">O que o Kibana pode gerenciar?</text:p>
        </text:list-item>
        <text:list-item>
          <text:p text:style-name="P65">O Elasticsearch armazena dados como documentos de que tipo?</text:p>
        </text:list-item>
      </text:list>
      <text:p text:style-name="P36"/>
      <text:p text:style-name="P36">Os itens I, II e III são respondidos, correta e respectivamente, com </text:p>
      <text:p text:style-name="P36"/>
      <text:list xml:id="list4151371356" text:style-name="L14">
        <text:list-item>
          <text:p text:style-name="P66">ingestão de dados – Elastic Stack – JSON</text:p>
        </text:list-item>
        <text:list-item>
          <text:p text:style-name="P66">ingestão de dados – JSON – HTTP</text:p>
        </text:list-item>
        <text:list-item>
          <text:p text:style-name="P66">Swagger – dados não formatados – HTML</text:p>
        </text:list-item>
        <text:list-item>
          <text:p text:style-name="P66">indexação paralela – formatos não SQL – Elastic Stack</text:p>
        </text:list-item>
        <text:list-item>
          <text:p text:style-name="P66">Swap-mode – Elastic Stack – formato não SQL</text:p>
        </text:list-item>
      </text:list>
      <text:p text:style-name="P36"/>
      <text:p text:style-name="P37">Letra A</text:p>
      <text:p text:style-name="P37"/>
      <text:p text:style-name="P38">Não é Swagger. Depois colocarei no caderno de questões corre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0T09:37:43.298123202</meta:creation-date>
    <dc:date>2022-09-20T11:50:14.722072862</dc:date>
    <meta:editing-duration>PT1H28M44S</meta:editing-duration>
    <meta:editing-cycles>18</meta:editing-cycles>
    <meta:generator>LibreOffice/6.0.7.3$Linux_X86_64 LibreOffice_project/00m0$Build-3</meta:generator>
    <meta:document-statistic meta:table-count="5" meta:image-count="0" meta:object-count="0" meta:page-count="6" meta:paragraph-count="159" meta:word-count="1311" meta:character-count="9477" meta:non-whitespace-character-count="8317"/>
  </office:meta>
</office:document-meta>
</file>